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NDON HERNANDEZ, VICTOR JESU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79597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MOQUEGU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6922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NDON HERNANDEZ VICTOR JESUS</text:span><text:span text:style-name="T13">doc_a</text:span> 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79597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9 662 2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0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792429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74202728</text:p>
          </table:table-cell>
          <table:table-cell table:style-name="Tabla2.D3" office:value-type="string">
            <text:p text:style-name="P23">3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7:12:42</dc:date>
    <meta:editing-duration>P11DT15H23M55S</meta:editing-duration>
    <meta:editing-cycles>89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70"/>
  </office:meta>
</office:document-meta>
</file>